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Consolas, Monaco, 'Liberation Mono', 'Lucida Console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87e6" officeooo:paragraph-rsid="000587e6"/>
    </style:style>
    <style:style style:name="P2" style:family="paragraph" style:parent-style-name="Standard">
      <style:text-properties officeooo:rsid="000587e6" officeooo:paragraph-rsid="000587e6"/>
    </style:style>
    <style:style style:name="P3" style:family="paragraph" style:parent-style-name="Standard">
      <style:text-properties officeooo:rsid="0007310b" officeooo:paragraph-rsid="0007310b"/>
    </style:style>
    <style:style style:name="P4" style:family="paragraph" style:parent-style-name="Standard">
      <style:text-properties officeooo:rsid="0006969c" officeooo:paragraph-rsid="0006969c"/>
    </style:style>
    <style:style style:name="P5" style:family="paragraph" style:parent-style-name="Standard">
      <style:paragraph-properties fo:text-align="justify" style:justify-single-word="false"/>
      <style:text-properties officeooo:paragraph-rsid="0006969c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officeooo:rsid="000c7f1c" officeooo:paragraph-rsid="000e4151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style="italic" officeooo:rsid="0010113f" officeooo:paragraph-rsid="00135be2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style="italic" officeooo:rsid="00135be2" officeooo:paragraph-rsid="00135be2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text-align="justify" style:justify-single-word="false"/>
      <style:text-properties officeooo:paragraph-rsid="00183e09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Menlo" fo:font-size="12pt" fo:letter-spacing="normal" fo:font-style="normal" fo:font-weight="normal" officeooo:rsid="000c7f1c" officeooo:paragraph-rsid="000e4151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Menlo" fo:font-size="12pt" fo:letter-spacing="normal" fo:font-style="normal" fo:font-weight="normal" officeooo:rsid="000c7f1c" officeooo:paragraph-rsid="00197e02" style:font-size-asian="12pt" style:font-size-complex="12pt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officeooo:rsid="0007eab1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6969c" style:font-weight-asian="bold" style:font-weight-complex="bold"/>
    </style:style>
    <style:style style:name="T6" style:family="text">
      <style:text-properties fo:font-weight="bold" officeooo:rsid="000a10a8" style:font-weight-asian="bold" style:font-weight-complex="bold"/>
    </style:style>
    <style:style style:name="T7" style:family="text">
      <style:text-properties fo:font-weight="bold" officeooo:rsid="0010113f" style:font-weight-asian="bold" style:font-weight-complex="bold"/>
    </style:style>
    <style:style style:name="T8" style:family="text">
      <style:text-properties officeooo:rsid="000a10a8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0" style:family="text">
      <style:text-properties fo:color="#000000" loext:opacity="100%" style:font-name="Liberation Serif" fo:font-size="12pt" style:font-size-asian="12pt" style:font-size-complex="12pt"/>
    </style:style>
    <style:style style:name="T11" style:family="text">
      <style:text-properties officeooo:rsid="000d8f2c"/>
    </style:style>
    <style:style style:name="T12" style:family="text">
      <style:text-properties officeooo:rsid="00129638"/>
    </style:style>
    <style:style style:name="T13" style:family="text">
      <style:text-properties officeooo:rsid="000c7f1c"/>
    </style:style>
    <style:style style:name="T14" style:family="text">
      <style:text-properties fo:color="#000000" loext:opacity="100%" style:font-name="Liberation Serif" fo:font-size="12pt" fo:font-style="normal" fo:font-weight="bold" officeooo:rsid="00183e09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color="#000000" loext:opacity="100%" style:font-name="Liberation Serif" fo:font-size="12pt" fo:font-style="normal" fo:font-weight="normal" officeooo:rsid="00183e09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officeooo:rsid="00183e09"/>
    </style:style>
    <style:style style:name="T17" style:family="text">
      <style:text-properties style:font-name="Liberation Serif" fo:font-weight="bold" style:font-weight-asian="bold" style:font-weight-complex="bold"/>
    </style:style>
    <style:style style:name="T18" style:family="text">
      <style:text-properties style:font-name="Liberation Serif"/>
    </style:style>
    <style:style style:name="T19" style:family="text">
      <style:text-properties style:font-name="Liberation Serif" officeooo:rsid="00197e02"/>
    </style:style>
    <style:style style:name="T20" style:family="text">
      <style:text-properties style:font-name="Liberation Serif" fo:font-weight="normal" style:font-weight-asian="normal" style:font-weight-complex="normal"/>
    </style:style>
    <style:style style:name="T21" style:family="text">
      <style:text-properties style:font-name="Liberation Seri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ython functions</text:span> </text:p>
      <text:p text:style-name="P2"/>
      <text:p text:style-name="P3">.endswith() <text:span text:style-name="T2">= return TRUE if the string ends with the specified value, otherwise FALSE </text:span></text:p>
      <text:p text:style-name="P2"/>
      <text:p text:style-name="P2"><text:span text:style-name="T3">Package os</text:span> </text:p>
      <text:p text:style-name="P4"/>
      <text:p text:style-name="P4"><text:span text:style-name="T4">os.listdir(chemin)</text:span> = obtenir la liste des fichiers et des dossiers présents dans un dossier donné </text:p>
      <text:p text:style-name="P4">⇒ return list </text:p>
      <text:p text:style-name="P4"/>
      <text:p text:style-name="P5"><text:span text:style-name="T5">os.path.join</text:span><text:span text:style-name="T6">(</text:span><text:span text:style-name="T7">path, *path</text:span><text:span text:style-name="T6">)</text:span><text:span text:style-name="T8"> = </text:span><text:span text:style-name="T9">joins one or more path components intelligently. It constructs a full path by concatenating various components while automatically inserting the appropriate path separator</text:span><text:span text:style-name="T10"> </text:span></text:p>
      <text:p text:style-name="P6">⇒ return string → chemin final construit intelligemment <text:span text:style-name="T11">(gestion des / etc.) </text:span></text:p>
      <text:p text:style-name="P6"/>
      <text:p text:style-name="P6"/>
      <text:p text:style-name="P6"><text:span text:style-name="T12">ex filename = </text:span>1-1-01_1764757309.avro</text:p>
      <text:p text:style-name="P6">input_dir = r"C:\Users\Hugo\Desktop\01-3YK9K1J2CJ\raw_data"</text:p>
      <text:p text:style-name="P7">path = chemin (string) r"C:\Users\Hugo\Desktop\01-3YK9K1J2CJ\raw_data</text:p>
      <text:p text:style-name="P7">*path = un ou plusieurs segments de chemin supplémentaires for filename in os.listdir(input_dir)</text:p>
      <text:p text:style-name="P7"/>
      <text:p text:style-name="P8">ex return : <text:s/><text:span text:style-name="T13">C:\Users\Hugo\Desktop\01-3YK9K1J2CJ\raw_data</text:span>\<text:span text:style-name="T13">1-1-01_1764757309.avro</text:span></text:p>
      <text:p text:style-name="P8"/>
      <text:p text:style-name="P9"><text:span text:style-name="T14">os.makedirs(name, mode = 0o777, exist_ok = FALSE) </text:span><text:span text:style-name="T15">= </text:span>créer un dossier <text:span text:style-name="T16">+ tous les dossiers intermédiaires spécifiés et nécessaire automatiquement </text:span></text:p>
      <text:p text:style-name="P10"/>
      <text:p text:style-name="P11"><text:span text:style-name="Source_20_Text"><text:span text:style-name="T17">os.path.splitext(chemin)</text:span></text:span><text:span text:style-name="T18"> </text:span><text:span text:style-name="T19">= </text:span><text:span text:style-name="Strong_20_Emphasis"><text:span text:style-name="T19">s</text:span></text:span><text:span text:style-name="Strong_20_Emphasis"><text:span text:style-name="T20">épare un nom de fichier en deux parties : le nom et son extension</text:span></text:span><text:span text:style-name="T21">, et prend </text:span><text:span text:style-name="Strong_20_Emphasis"><text:span text:style-name="T20">un seul argument</text:span></text:span><text:span text:style-name="T21"> qui est le chemin ou le nom du fichier (par exemple </text:span><text:span text:style-name="Source_20_Text"><text:span text:style-name="T21">"image.png"</text:span></text:span><text:span text:style-name="T21"> → </text:span><text:span text:style-name="Source_20_Text"><text:span text:style-name="T21">("image", ".png")</text:span></text:span><text:span text:style-name="T21">)</text:span><text:span text:style-name="T21"> </text:span></text:p>
      <text:p text:style-name="P6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Consolas, Monaco, 'Liberation Mono', 'Lucida Console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0T14:22:55.250359200</meta:creation-date>
    <dc:date>2026-01-07T14:55:13.918583000</dc:date>
    <meta:editing-duration>PT2H58M24S</meta:editing-duration>
    <meta:editing-cycles>18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15" meta:word-count="159" meta:character-count="1195" meta:non-whitespace-character-count="1039"/>
  </office:meta>
</office:document-meta>
</file>